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 manifest:full-path="ObjectReplacements/Object 4"/>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accelerator/"/>
  <manifest:file-entry manifest:media-type="text/xml" manifest:full-path="Object 3/content.xml"/>
  <manifest:file-entry manifest:media-type="" manifest:full-path="Object 3/progressbar/"/>
  <manifest:file-entry manifest:media-type="" manifest:full-path="Object 3/floater/"/>
  <manifest:file-entry manifest:media-type="" manifest:full-path="Object 3/popupmenu/"/>
  <manifest:file-entry manifest:media-type="" manifest:full-path="Object 3/toolpanel/"/>
  <manifest:file-entry manifest:media-type="" manifest:full-path="Object 3/menubar/"/>
  <manifest:file-entry manifest:media-type="" manifest:full-path="Object 3/toolbar/"/>
  <manifest:file-entry manifest:media-type="" manifest:full-path="Object 3/images/Bitmaps/"/>
  <manifest:file-entry manifest:media-type="" manifest:full-path="Object 3/images/"/>
  <manifest:file-entry manifest:media-type="" manifest:full-path="Object 3/statusbar/"/>
  <manifest:file-entry manifest:media-type="text/xml" manifest:full-path="Object 3/settings.xml"/>
  <manifest:file-entry manifest:media-type="application/vnd.oasis.opendocument.formula" manifest:version="1.2" manifest:full-path="Object 3/"/>
  <manifest:file-entry manifest:media-type="" manifest:full-path="Object 4/accelerator/"/>
  <manifest:file-entry manifest:media-type="text/xml" manifest:full-path="Object 4/content.xml"/>
  <manifest:file-entry manifest:media-type="" manifest:full-path="Object 4/progressbar/"/>
  <manifest:file-entry manifest:media-type="" manifest:full-path="Object 4/floater/"/>
  <manifest:file-entry manifest:media-type="" manifest:full-path="Object 4/popupmenu/"/>
  <manifest:file-entry manifest:media-type="" manifest:full-path="Object 4/toolpanel/"/>
  <manifest:file-entry manifest:media-type="" manifest:full-path="Object 4/menubar/"/>
  <manifest:file-entry manifest:media-type="" manifest:full-path="Object 4/toolbar/"/>
  <manifest:file-entry manifest:media-type="" manifest:full-path="Object 4/images/Bitmaps/"/>
  <manifest:file-entry manifest:media-type="" manifest:full-path="Object 4/images/"/>
  <manifest:file-entry manifest:media-type="" manifest:full-path="Object 4/statusbar/"/>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Times New Roman1" svg:font-family="'Times New Roman'" style:font-family-generic="roman"/>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ing_20_3">
      <style:paragraph-properties fo:margin-left="0in" fo:margin-right="0in" fo:margin-top="0in" fo:margin-bottom="0.0402in" fo:line-height="100%" fo:text-align="center" style:justify-single-word="false" fo:text-indent="0in" style:auto-text-indent="false"/>
    </style:style>
    <style:style style:name="P2" style:family="paragraph" style:parent-style-name="Heading_20_5">
      <style:paragraph-properties fo:margin-left="0in" fo:margin-right="0in" fo:margin-top="0in" fo:margin-bottom="0.0402in" fo:line-height="100%" fo:text-indent="0in" style:auto-text-indent="false"/>
    </style:style>
    <style:style style:name="P3" style:family="paragraph" style:parent-style-name="Heading_20_5">
      <style:paragraph-properties fo:margin-left="0in" fo:margin-right="0in" fo:margin-top="0in" fo:margin-bottom="0.0402in" fo:line-height="100%" fo:text-align="center" style:justify-single-word="false" fo:text-indent="0in" style:auto-text-indent="false"/>
    </style:style>
    <style:style style:name="P4" style:family="paragraph" style:parent-style-name="Text_20_body">
      <style:paragraph-properties fo:margin-left="0.4925in" fo:margin-right="0in" fo:margin-top="0in" fo:margin-bottom="0.0402in" fo:line-height="100%" fo:text-indent="0in" style:auto-text-indent="false"/>
    </style:style>
    <style:style style:name="P5" style:family="paragraph" style:parent-style-name="Text_20_body">
      <style:paragraph-properties fo:margin-left="0in" fo:margin-right="0in" fo:margin-top="0in" fo:margin-bottom="0in" fo:line-height="100%" fo:text-indent="0in" style:auto-text-indent="false"/>
    </style:style>
    <style:style style:name="P6" style:family="paragraph" style:parent-style-name="Text_20_body">
      <style:paragraph-properties fo:margin-left="0in" fo:margin-right="0in" fo:margin-top="0in" fo:margin-bottom="0.0402in" fo:line-height="100%" fo:text-indent="0in" style:auto-text-indent="false"/>
    </style:style>
    <style:style style:name="P7" style:family="paragraph" style:parent-style-name="Text_20_body">
      <style:paragraph-properties fo:margin-left="0in" fo:margin-right="0in" fo:margin-top="0in" fo:margin-bottom="0.0402in" fo:line-height="100%" fo:text-align="center" style:justify-single-word="false" fo:text-indent="0in" style:auto-text-indent="false"/>
    </style:style>
    <style:style style:name="P8" style:family="paragraph" style:parent-style-name="Text_20_body">
      <style:paragraph-properties fo:margin-top="0in" fo:margin-bottom="0.0402in" fo:line-height="100%"/>
    </style:style>
    <style:style style:name="P9" style:family="paragraph" style:parent-style-name="Text_20_body" style:list-style-name="L1">
      <style:paragraph-properties fo:margin-top="0in" fo:margin-bottom="0.0402in" fo:line-height="100%"/>
    </style:style>
    <style:style style:name="P10" style:family="paragraph" style:parent-style-name="Heading_20_1" style:master-page-name="First_20_Page">
      <style:paragraph-properties fo:margin-left="0in" fo:margin-right="0in" fo:margin-top="0in" fo:margin-bottom="0.0402in" fo:line-height="100%" fo:text-align="center" style:justify-single-word="false" fo:text-indent="0in" style:auto-text-indent="false" style:page-number="auto" fo:break-before="page"/>
    </style:style>
    <style:style style:name="P11" style:family="paragraph" style:parent-style-name="Heading_20_1">
      <style:paragraph-properties fo:margin-left="0in" fo:margin-right="0in" fo:margin-top="0in" fo:margin-bottom="0.0402in" fo:line-height="100%" fo:text-indent="0in" style:auto-text-indent="false"/>
    </style:style>
    <style:style style:name="P12" style:family="paragraph" style:parent-style-name="Heading_20_1">
      <style:paragraph-properties fo:margin-left="0in" fo:margin-right="0in" fo:margin-top="0in" fo:margin-bottom="0.0402in" fo:line-height="100%" fo:text-align="center" style:justify-single-word="false" fo:text-indent="0in" style:auto-text-indent="false"/>
    </style:style>
    <style:style style:name="P13" style:family="paragraph" style:parent-style-name="Heading_20_1" style:master-page-name="Standard">
      <style:paragraph-properties fo:margin-left="0in" fo:margin-right="0in" fo:margin-top="0in" fo:margin-bottom="0.0402in" fo:line-height="100%" fo:text-indent="0in" style:auto-text-indent="false" style:page-number="1" fo:break-before="page"/>
    </style:style>
    <style:style style:name="P14" style:family="paragraph" style:parent-style-name="Standard">
      <style:paragraph-properties fo:margin-left="0in" fo:margin-right="0in" fo:margin-top="0in" fo:margin-bottom="0.0402in" fo:line-height="100%" fo:text-indent="0in" style:auto-text-indent="false"/>
    </style:style>
    <style:style style:name="P15" style:family="paragraph" style:parent-style-name="Standard">
      <style:paragraph-properties fo:margin-left="0in" fo:margin-right="0in" fo:margin-top="0in" fo:margin-bottom="0.0402in" fo:line-height="100%" fo:text-align="center" style:justify-single-word="false" fo:text-indent="0in" style:auto-text-indent="false"/>
    </style:style>
    <style:style style:name="P16" style:family="paragraph" style:parent-style-name="Standard">
      <style:paragraph-properties fo:margin-left="0in" fo:margin-right="0in" fo:margin-top="0in" fo:margin-bottom="0.0402in" fo:line-height="100%" fo:text-align="start" style:justify-single-word="false" fo:text-indent="0in" style:auto-text-indent="false"/>
    </style:style>
    <style:style style:name="T1" style:family="text">
      <style:text-properties style:font-name="Times New Roman1"/>
    </style:style>
    <style:style style:name="T2" style:family="text">
      <style:text-properties style:font-name="Courier New"/>
    </style:style>
    <style:style style:name="T3" style:family="text">
      <style:text-properties style:font-name="Liberation Mono"/>
    </style:style>
    <style:style style:name="T4" style:family="text">
      <style:text-properties style:font-name="Liberation Sans" fo:font-style="italic" style:font-style-asian="italic" style:font-style-complex="italic"/>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middle" style:vertical-rel="tex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2" text:outline-level="1"/>
      <text:h text:style-name="P12" text:outline-level="1">Playing Checkers with Minimax Search and Alpha-Beta Pruning</text:h>
      <text:h text:style-name="P3" text:outline-level="5">Quincy Bowers</text:h>
      <text:p text:style-name="P15">quincybowers@u.boisestate.edu</text:p>
      <text:p text:style-name="P15">Boise State University</text:p>
      <text:p text:style-name="P15">October 16, 2011</text:p>
      <text:p text:style-name="P15"/>
      <text:p text:style-name="P15"/>
      <text:p text:style-name="P15"/>
      <text:p text:style-name="P15"/>
      <text:p text:style-name="P15"/>
      <text:p text:style-name="P15"/>
      <text:p text:style-name="P15"/>
      <text:p text:style-name="P15"/>
      <text:p text:style-name="P15"/>
      <text:p text:style-name="P15"/>
      <text:h text:style-name="P1" text:outline-level="3">ABSTRACT</text:h>
      <text:p text:style-name="P16">A discussion of the design, implementation and testing of the search algorithm and board evaluation heuristic for an AI checkers player.</text:p>
      <text:h text:style-name="P13" text:outline-level="1">Introduction</text:h>
      <text:p text:style-name="P14">In this project I created computer program that plays checkers. <text:s/>The program employs an adversarial search technique called minimax with alpha-beta pruning. <text:s/>The design of a program to play checkers well requires a good deal of knowledge about the game of checkers. <text:s/>The program must be able to evaluate how well it is doing in the game and how its future actions will effect that evaluation. <text:s/>While the search algorithm itself is straightforward and easy to apply, it is the evaluation of game states that leads to checkers being a difficult problem. <text:s/>One has to decide what qualities make a particular board arrangement better than another. <text:s/>The problem has been both fun and aggravating.</text:p>
      <text:p text:style-name="P14"/>
      <text:h text:style-name="P11" text:outline-level="1">Designing the Search</text:h>
      <text:h text:style-name="P2" text:outline-level="5">Minimax</text:h>
      <text:p text:style-name="P14">To create a program that can play a game such as checkers, the standard approach is to use an adversarial search technique. <text:s/>Of the available methods, the minimax algorithm is probably the most widely used. <text:s/>In minimax, each of the possible moves is evaluated by creating a search tree where each level of the tree represents alternating player turns, the edges in the tree represent player actions, and the nodes represent a game state resulting from the previous action. <text:s/>Each game state can be evaluated with a heuristic function which returns a utility value which rates how “good” that state is.</text:p>
      <text:p text:style-name="P14"/>
      <text:p text:style-name="P14">The goal of the search is to maximize the minimum expected utility value in the tree. <text:s/>The player whose turn it is at the root node wants to maximize his utility value so we call this player MAX. <text:s/>The opposing player wants to minimize MAX's utility value so we call this player MIN.</text:p>
      <text:p text:style-name="P14"/>
      <text:p text:style-name="P14">MAX starts the search by looking at each possible action branch and returning its maximum value. <text:s/>In order to do this each of MIN's possible responses to each of MAX's actions must be evaluated. <text:s/>Since MAX cannot control MIN's actual response it is safe to assume MIN will choose the action that gives the worst possible utility to MAX. <text:s/>So the minimum value at this level of the tree is returned. <text:s/>But to do this the possible responses to each of MIN's actions is evaluated. <text:s/>This continues for each branch until a leaf node is encountered. <text:s/>At this point the heuristic function is invoked and the utility value is passed back up the call stack. <text:s/>At each level, the utility values are either minimized or maximized depending on whose turn that level represents. <text:s/>Assuming the entire tree is explored and the heuristic function is correct, the resulting value returned is the best possible move MAX can make.</text:p>
      <text:p text:style-name="P14"/>
      <text:h text:style-name="P2" text:outline-level="5">Alpha-Beta Pruning</text:h>
      <text:p text:style-name="P14">The minimax algorithm has a time complexity of <draw:frame draw:style-name="fr1" draw:name="Object1" text:anchor-type="as-char" svg:y="-0.172in" svg:width="0.4965in" svg:height="0.2138in" draw:z-index="0"><draw:object xlink:href="./Object 1" xlink:type="simple" xlink:show="embed" xlink:actuate="onLoad"/><draw:image xlink:href="./ObjectReplacements/Object 1" xlink:type="simple" xlink:show="embed" xlink:actuate="onLoad"/></draw:frame>and a space complexity of <draw:frame draw:style-name="fr1" draw:name="Object2" text:anchor-type="as-char" svg:y="-0.1484in" svg:width="0.5319in" svg:height="0.1902in" draw:z-index="1"><draw:object xlink:href="./Object 2" xlink:type="simple" xlink:show="embed" xlink:actuate="onLoad"/><draw:image xlink:href="./ObjectReplacements/Object 2" xlink:type="simple" xlink:show="embed" xlink:actuate="onLoad"/></draw:frame>where b is the branching factor and d is the depth of the tree. <text:s/>There is not much that can be done to reduce these complexities but there are methods of pruning branches that won't yield useful information.</text:p>
      <text:p text:style-name="P14"/>
      <text:p text:style-name="P14">The alpha-beta pruning keeps track of two values during the normal minimax search. <text:s/><text:span text:style-name="T1">Alpha is the minimum score possible for MAX and beta is the maximum score possible for MIN. <text:s/>The algorithm works by initially setting these to very small and very large values respectively, and then reducing the margin between them as information is discovered in the search. <text:s/>If beta ever becomes smaller than alpha then it is guaranteed that further actions in the current branch cannot give any more information about how the game will play out, assuming optimal play of course.</text:span></text:p>
      <text:p text:style-name="P14"><text:span text:style-name="T1"/></text:p>
      <text:h text:style-name="P2" text:outline-level="5"><text:soft-page-break/>Implementation</text:h>
      <text:p text:style-name="P14">The search algorithm was implemented as a concurrent thread with the parent process keeping track of the time. <text:s/>The search thread uses an iterative deepening loop in order to get as deep into the tree as possible while also saving off the best move from each iteration of the loop. <text:s/>When 1 ms of time remains the parent process kills the search thread and returns the best move that was found for the most recently completed iteration.</text:p>
      <text:p text:style-name="P14"/>
      <text:p text:style-name="P14">At each iteration of the loop, the game state is probed for all of the legal moves available to the current player. <text:s/>Then each move is applied to the current state and a set of successor states is generated, the maximum or minimum value from which is returned depending on whose turn it is. <text:s/>While calculating the minimum or maximum value recursive calls are made to increasingly deeper successor states. <text:s/>When the maximum depth limit, for this iteration, is reached the game state is evaluated with the heuristic function and that value is passed back up the call stack. <text:s/>If there is time left the next iteration of the loop starts with the maximum depth increased by 1.</text:p>
      <text:p text:style-name="P14"/>
      <text:h text:style-name="P2" text:outline-level="5">Optimization</text:h>
      <text:p text:style-name="P14">The implementation of the search algorithm was a straightforward translation of readily available pseudocode. <text:s/>The code that was provided as a starting point had some inefficiencies that needed to be fixed in order to explore as deep as possible into the tree. <text:s/>The biggest efficiency gain came from reducing the number of iterations required to traverse the board. <text:s/>There are 64 spaces on the board but only 32 spaces can ever be occupied.</text:p>
      <text:p text:style-name="P14"/>
      <text:p text:style-name="P14">The original code used a nested loop to iterate over all 64 spaces. <text:s/>The optimized version iterates over the values 1..32 and uses a look up table to translate these board positions into x,y locations on the board. <text:s/>The original code provided a look up function <text:span text:style-name="T3">NumberToXY</text:span> but it was itself inefficient, performing a costly search over the board to find the position's coordinates. <text:s/>This function was re-written as a simple hard-coded look up table.</text:p>
      <text:p text:style-name="P14"/>
      <text:h text:style-name="P11" text:outline-level="1">Designing the Heuristic</text:h>
      <text:p text:style-name="P6">My heuristic went through four iterations. <text:s/>The files <text:span text:style-name="T3">q1.c</text:span>, <text:span text:style-name="T3">q2.c</text:span>, <text:span text:style-name="T3">q3.c</text:span>, and <text:span text:style-name="T3">q4.c</text:span> show the progression of development of the final heuristic. <text:s/>These source files correspond with the executable programs <text:span text:style-name="T3">quincy1</text:span>, <text:span text:style-name="T3">quincy2</text:span>, <text:span text:style-name="T3">quincy3</text:span>, and <text:span text:style-name="T3">quincy4</text:span>.</text:p>
      <text:p text:style-name="P6"/>
      <text:h text:style-name="P2" text:outline-level="5">quincy1</text:h>
      <text:p text:style-name="P6">The first implementation of the heuristic was a simple material advantage heuristic. <text:s/>The total number of pieces for each player were summed, with a constant multiplier applied to the kings, and the the difference was calculated from the current player's point of view. <text:s/>The actual formula for calculating the board scores is as follows where <text:span text:style-name="T4">w = # of white pawns</text:span>, <text:span text:style-name="T4">W = # of white kings,</text:span> <text:span text:style-name="T4">r = # of red pawns</text:span>, and <text:span text:style-name="T4">R = # of red kings</text:span>.</text:p>
      <text:p text:style-name="P6"/>
      <text:p text:style-name="P4">Score from White player's perspective:</text:p>
      <text:p text:style-name="P6"/>
      <text:p text:style-name="P4"><draw:frame draw:style-name="fr2" draw:name="Object3" text:anchor-type="as-char" svg:width="1.8937in" svg:height="0.1992in" draw:z-index="2"><draw:object xlink:href="./Object 3" xlink:type="simple" xlink:show="embed" xlink:actuate="onLoad"/><draw:image xlink:href="./ObjectReplacements/Object 3" xlink:type="simple" xlink:show="embed" xlink:actuate="onLoad"/></draw:frame></text:p>
      <text:p text:style-name="P4"/>
      <text:p text:style-name="P4"><text:soft-page-break/>Score from Red player's perspective:</text:p>
      <text:p text:style-name="P4"/>
      <text:p text:style-name="P4"><draw:frame draw:style-name="fr2" draw:name="Object4" text:anchor-type="as-char" svg:width="1.8937in" svg:height="0.1992in" draw:z-index="3"><draw:object xlink:href="./Object 4" xlink:type="simple" xlink:show="embed" xlink:actuate="onLoad"/><draw:image xlink:href="./ObjectReplacements/Object 4" xlink:type="simple" xlink:show="embed" xlink:actuate="onLoad"/></draw:frame></text:p>
      <text:p text:style-name="P6"/>
      <text:h text:style-name="P2" text:outline-level="5">quincy2</text:h>
      <text:p text:style-name="P6">The second implementation was ultimately abandoned and unfinished. <text:s/>It switched the heuristic to a material ratio calculation and I also took into account the board position of the individual pieces. <text:s/>I also was working on improving the search code and hit a dead end. <text:s/>I gave up on this program and started working on <text:span text:style-name="T3">quincy3</text:span>. <text:s/>I won't discuss <text:span text:style-name="T3">quincy2</text:span> any further.</text:p>
      <text:p text:style-name="P6"/>
      <text:h text:style-name="P2" text:outline-level="5">quincy3</text:h>
      <text:p text:style-name="P6">The quincy3 program uses the material ratio scoring method. <text:s/>The total number of pieces each player controls is summed and then the current player's score is divided by the opposing player's score. <text:s/>Each piece that is examined is worth 1.0. <text:s/>It then has small amounts added to it depending on its position on the board and whether or not it is a king. <text:s/>This creates a board utility score for the current player. <text:s/>Larger numbers are better than smaller numbers.</text:p>
      <text:p text:style-name="P6"/>
      <text:p text:style-name="P6">An advantage to this scoring method is that the AI will be more willing to sacrifice pieces in order to reach more favorable game states. <text:s/>For example, if White has 5 pieces and Red has four pieces their respective scores are 5.0 and 4.0, not including positional scores. <text:s/>The overall utility score for White is 5/4=1.25. <text:s/>If there is a move that let's White trade one of it's pieces in order to capture a Red piece that resulting state would have a utility score of 4.0/3.0=1.33. <text:s/>The same board evaluations with the material difference heuristic would yield the same score, 1.0, for each of those states.</text:p>
      <text:p text:style-name="P6"/>
      <text:p text:style-name="P6">The scoring is carried out as follows.</text:p>
      <text:p text:style-name="P6"/>
      <text:list xml:id="list1052742391" text:style-name="L1">
        <text:list-item>
          <text:p text:style-name="P9">Pawns are worth 1.0.</text:p>
        </text:list-item>
        <text:list-item>
          <text:p text:style-name="P9">A pawn that is in the last three rows of the opponent's side of the board are worth 0.25 more.</text:p>
        </text:list-item>
        <text:list-item>
          <text:p text:style-name="P9">A pawn that is next the edge of the board is worth 0.35 more.</text:p>
        </text:list-item>
        <text:list-item>
          <text:p text:style-name="P9">Kings are worth 1.4.</text:p>
        </text:list-item>
        <text:list-item>
          <text:p text:style-name="P9">A King that is on the main diagonal is worth 0.4 more. <text:s/>I read that the main diagonal gives kings a higher chance of getting jumps.</text:p>
        </text:list-item>
      </text:list>
      <text:p text:style-name="P8"/>
      <text:p text:style-name="P6">If the board being evaluated has no legal moves that indicates that the current player has lost and a score of <text:span text:style-name="T3">DBL_MIN</text:span> is returned. <text:s/>This is an implementation dependent value but it represents the smallest possible floating point value that can be stored in a double.</text:p>
      <text:p text:style-name="P6"/>
      <text:p text:style-name="P6">I also made improvements to the code to make the search more efficient. <text:s/>The original code iterates over all 64 spaces on the board even though half of them are always unoccupied. <text:s/>I changed this so it only iterates over the 32 spaces that can be used.</text:p>
      <text:p text:style-name="P6"/>
      <text:p text:style-name="P6">I rewrote the <text:span text:style-name="T3">NumberToXY</text:span> function which originally calculated an x,y coordinate for a given board position. <text:s/>It is now a simple look up table </text:p>
      <text:p text:style-name="P6"><text:soft-page-break/></text:p>
      <text:p text:style-name="P6">This player does a reasonably good job with a 3 second timeout. <text:s/>It can generally beat the depth-5 player. <text:s/>It will occasionally get into a situation at the end game where each player keeps making the same moves repeatedly. <text:s/>This problem is exacerbated with smaller timeouts since <text:span text:style-name="T3">quincy3</text:span> is unable to see far enough ahead to avoid the situation.</text:p>
      <text:p text:style-name="P6"/>
      <text:h text:style-name="P2" text:outline-level="5">quincy4</text:h>
      <text:p text:style-name="P6">The <text:span text:style-name="T3">quincy4</text:span> program adds the ability to remember recent states. <text:s/>I added a <text:span text:style-name="T3">StateHistoryList</text:span> structure which is used to store a list of recent states. <text:s/>The heuristic looks at this list and reduces the score that would have been assigned for a state for each state in the history list which matches the state being evaluated. <text:s/>This feature was implemented as an attempt to fix the end game problems in <text:span text:style-name="T3">quincy3</text:span>. <text:s/>Unfortunately, during testing this feature has not prevented the never ending game problems that I have been dealing with.</text:p>
      <text:p text:style-name="P6"/>
      <text:p text:style-name="P6">I tried adding a small degree of randomness to the decisions by multiplying the evaluation scores by a small random number. <text:s/>This only made things worse, causing the program to lose more often than anything else.</text:p>
      <text:p text:style-name="P14"/>
      <text:h text:style-name="P11" text:outline-level="1">Testing Methodology</text:h>
      <text:p text:style-name="P6">The program was tested continuously while developing. <text:s/>For each new version of the player I ran numerous games against random and a depth limited player. <text:s/>I have not been able to design a heuristic that consistently wins against my depth player, (games typically end in a draw with both players moving back and forth forever), so I have not been able to move on to the next phase of testing.</text:p>
      <text:p text:style-name="P6"/>
      <text:p text:style-name="P6">The next phase of testing would be to setup multiple versions of the program with slightly different values in the heuristic. <text:s/>These would then be played against a single opponent and the outcomes recorded. <text:s/>The programs that win more consistently could then be further adjusted to try to make them even better.</text:p>
      <text:p text:style-name="P6"/>
      <text:p text:style-name="P6">I created a <text:span text:style-name="T3">printBoard</text:span> function which prints the board state passed to it in order to be able to take a look at the accuracy of the evaluations. <text:s/>Evaluations were consistently being calculated correctly in the samples that I tested.</text:p>
      <text:p text:style-name="P14"/>
      <text:h text:style-name="P11" text:outline-level="1">The Final Version</text:h>
      <text:p text:style-name="P14">The final version of my program is the <text:span text:style-name="T3">quincy4</text:span> version. <text:s/>The Makefile will compile it automatically by simply invoking <text:span text:style-name="T3">make</text:span>. <text:s/>This version of the program uses the material ratio heuristic as discussed above. <text:s/>The heuristic assigns pawns a value of 1.0 and kings a value of 2.0. <text:s/>Pawns on the edges of the board, but not in the corners, are given an extra 0.25. <text:s/>King's on the edges, but not in the corners are given an extra 0.05. <text:s/>Pawns that have reached the last three rows of the opposite side of the board get an extra 0.35 added to their value and kings on the main diagonal get an extra 0.35 as well.</text:p>
      <text:p text:style-name="P14"/>
      <text:p text:style-name="P14">If the heuristic detects their are no legal moves it returns the smallest value possible for a double. <text:s/>When repeated states are detected the score for the current player is reduced by a constant factor of 0.5 divided by the number of times the state was repeated. <text:s/>The state history list remembers the previous 12 <text:soft-page-break/>states.</text:p>
      <text:p text:style-name="P14"/>
      <text:p text:style-name="P14">The program utilizes a separate thread to do the searching while the main thread sleeps. <text:s/>After the search thread is created the main thread calculates the sleep time by subtracting 100 microseconds from the total timeout. <text:s/>When the main thread has slept that long it is woken up and it cancels the search thread. <text:s/>This is accomplished with the <text:span text:style-name="T3">pthread_cancel</text:span> function in the POSIX pthreads library. <text:s/>The code that the search thread executes has <text:span text:style-name="T3">pthread_testcancel</text:span> placed at good stopping points which allows the thread to respond to the cancellation request in a more timely manner.</text:p>
      <text:p text:style-name="P14"/>
      <text:p text:style-name="P14">The minimax search algorithm uses alpha-beta pruning and is based on the code we developed in class. <text:s/>There are still many improvements that could be made to the code to support the efficient operation of the search algorithm. <text:s/>The board structure is the main item that could be improved. <text:s/>Since there are only 32 squares that can be occupied we only need to represent 32 squares in the board structure. <text:s/>A more efficient implementation might be to have three parallel 32-bit integer values, one for the Red player's pieces, one for the White player's pieces, and one to indicate where the kings are. <text:s/>Each bit represents one of the squares on the board.</text:p>
      <text:p text:style-name="P14"/>
      <text:p text:style-name="P14">A lot of code would have to be rewritten to support this new data structure but the benefit would be that most of the queries against the board state would be simple bit operations. <text:s/>That would be much more efficient than iterating over 64 bytes over and over again.</text:p>
      <text:p text:style-name="P14"/>
      <text:h text:style-name="P11" text:outline-level="1">Conclusion</text:h>
      <text:p text:style-name="P6">In the end I have been unable to get my AI player to consistently beat a depth limited alpha-beta player on my machine. <text:s/>The main barrier to this, in my opinion, has been the difficulty in finding a good end game heuristic. <text:s/>The various heuristic functions I created and tested out all seemed to do pretty good throughout most of the game. <text:s/>But they all fall short when the number of pieces on the board falls below about 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Times New Roman1" svg:font-family="'Times New Roman'" style:font-family-generic="roman"/>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16T11:18:29.50</meta:creation-date>
    <dc:date>2011-10-20T23:50:27</dc:date>
    <meta:editing-duration>PT10H54M5S</meta:editing-duration>
    <meta:editing-cycles>6</meta:editing-cycles>
    <meta:generator>LibreOffice/3.3$Unix LibreOffice_project/330m19$Build-301</meta:generator>
    <dc:creator>Quincy Bowers</dc:creator>
    <meta:document-statistic meta:table-count="0" meta:image-count="0" meta:object-count="4" meta:page-count="7" meta:paragraph-count="61" meta:word-count="2396" meta:character-count="13876"/>
  </office:meta>
</office:document-meta>
</file>

<file path=Object 1/content.xml><?xml version="1.0" encoding="utf-8"?>
<math xmlns="http://www.w3.org/1998/Math/MathML">
  <semantics>
    <mrow>
      <mi>O</mi>
      <mrow>
        <mo stretchy="false">(</mo>
        <mrow>
          <msup>
            <mi>b</mi>
            <mi>d</mi>
          </msup>
        </mrow>
        <mo stretchy="false">)</mo>
      </mrow>
    </mrow>
    <annotation encoding="StarMath 5.0">O(b^d)</annotation>
  </semantics>
</math>
</file>

<file path=Object 2/content.xml><?xml version="1.0" encoding="utf-8"?>
<math xmlns="http://www.w3.org/1998/Math/MathML">
  <semantics>
    <mrow>
      <mi>O</mi>
      <mrow>
        <mo stretchy="false">(</mo>
        <mrow>
          <mi mathvariant="italic">bd</mi>
        </mrow>
        <mo stretchy="false">)</mo>
      </mrow>
    </mrow>
    <annotation encoding="StarMath 5.0">O(bd)</annotation>
  </semantics>
</math>
</file>

<file path=Object 3/content.xml><?xml version="1.0" encoding="utf-8"?>
<math xmlns="http://www.w3.org/1998/Math/MathML">
  <semantics>
    <mrow>
      <mi mathvariant="italic">score</mi>
      <mo stretchy="false">=</mo>
      <mrow>
        <mrow>
          <mo stretchy="false">(</mo>
          <mrow>
            <mi>w</mi>
            <mo stretchy="false">+</mo>
            <mn>2W</mn>
          </mrow>
          <mo stretchy="false">)</mo>
        </mrow>
        <mo stretchy="false">−</mo>
        <mrow>
          <mo stretchy="false">(</mo>
          <mrow>
            <mi>r</mi>
            <mo stretchy="false">+</mo>
            <mn>2R</mn>
          </mrow>
          <mo stretchy="false">)</mo>
        </mrow>
      </mrow>
    </mrow>
    <annotation encoding="StarMath 5.0">score = (w + 2W) - (r + 2R)</annotation>
  </semantics>
</math>
</file>

<file path=Object 4/content.xml><?xml version="1.0" encoding="utf-8"?>
<math xmlns="http://www.w3.org/1998/Math/MathML">
  <semantics>
    <mrow>
      <mi mathvariant="italic">score</mi>
      <mo stretchy="false">=</mo>
      <mrow>
        <mrow>
          <mo stretchy="false">(</mo>
          <mrow>
            <mi>r</mi>
            <mo stretchy="false">+</mo>
            <mn>2R</mn>
          </mrow>
          <mo stretchy="false">)</mo>
        </mrow>
        <mo stretchy="false">−</mo>
        <mrow>
          <mo stretchy="false">(</mo>
          <mrow>
            <mi>w</mi>
            <mo stretchy="false">+</mo>
            <mn>2W</mn>
          </mrow>
          <mo stretchy="false">)</mo>
        </mrow>
      </mrow>
    </mrow>
    <annotation encoding="StarMath 5.0">score = (r + 2R) - (w + 2W)</annotation>
  </semantics>
</math>
</file>